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Center.setup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Center.MessageCe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Center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Center.setupLog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ayoutListCellRenderer.LayoutListCellRenderer( Layout lay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Center.setup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essageCenter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Center.add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Center.setLayout( Layout lay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Center.intervalRemoved( ListData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Center.setupComponent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Center.setupTool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Center.setupPop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Center.propertyChange( PropertyChange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Center.intervalAdded( ListData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Cent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ListCellRenderer.getListCellRendererComponent( JList list , Object value , int index , boolean isSelected , boolean cellHasFoc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Center.getLay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Center.getGUI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Center.contentsChanged( ListData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Center.ge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Center.updateAc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